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47H03M00S" calcext:value-type="time">
            <text:p>47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table:number-columns-repeated="2"/>
          <table:table-cell table:formula="of:=[.C37]-[.B37]" office:value-type="time" office:time-value="-PT18H45M00S" calcext:value-type="time">
            <text:p>-18:45:00</text:p>
          </table:table-cell>
          <table:table-cell table:number-columns-repeated="2"/>
        </table:table-row>
        <table:table-row table:style-name="ro1" table:number-rows-repeated="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5:02:21.31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7T18:46:56.037000000</dc:date>
    <meta:editing-duration>P4DT21H42M36S</meta:editing-duration>
    <meta:editing-cycles>81</meta:editing-cycles>
    <meta:generator>LibreOffice/7.2.5.2$Windows_X86_64 LibreOffice_project/499f9727c189e6ef3471021d6132d4c694f357e5</meta:generator>
    <meta:document-statistic meta:table-count="1" meta:cell-count="184" meta:object-count="0"/>
  </office:meta>
</office:document-meta>
</file>